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bc_loop_ap3HtmHB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MSD:</text:p>
          </table:table-cell>
          <table:table-cell office:value-type="float" office:value="0.5764" calcext:value-type="float">
            <text:p>0.5764</text:p>
          </table:table-cell>
          <table:table-cell office:value-type="string" calcext:value-type="string">
            <text:p>match336</text:p>
          </table:table-cell>
          <table:table-cell office:value-type="string" calcext:value-type="string">
            <text:p>NLIDRFTETYDAGLNRRI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MSD:</text:p>
          </table:table-cell>
          <table:table-cell office:value-type="float" office:value="0.5036" calcext:value-type="float">
            <text:p>0.5036</text:p>
          </table:table-cell>
          <table:table-cell office:value-type="string" calcext:value-type="string">
            <text:p>match93</text:p>
          </table:table-cell>
          <table:table-cell office:value-type="string" calcext:value-type="string">
            <text:p>NVGLDAHLMGANAWHKSAV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MSD:</text:p>
          </table:table-cell>
          <table:table-cell office:value-type="float" office:value="0.5931" calcext:value-type="float">
            <text:p>0.5931</text:p>
          </table:table-cell>
          <table:table-cell office:value-type="string" calcext:value-type="string">
            <text:p>match423</text:p>
          </table:table-cell>
          <table:table-cell office:value-type="string" calcext:value-type="string">
            <text:p>HVEKAYLKDSIDDTNYTNTV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MSD:</text:p>
          </table:table-cell>
          <table:table-cell office:value-type="float" office:value="0.4232" calcext:value-type="float">
            <text:p>0.4232</text:p>
          </table:table-cell>
          <table:table-cell office:value-type="string" calcext:value-type="string">
            <text:p>match16</text:p>
          </table:table-cell>
          <table:table-cell office:value-type="string" calcext:value-type="string">
            <text:p>ALKYFHKRFPEHRAAEIRET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MSD: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atch305</text:p>
          </table:table-cell>
          <table:table-cell office:value-type="string" calcext:value-type="string">
            <text:p>LLTNVLLGAGENTKTNLESI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MSD:</text:p>
          </table:table-cell>
          <table:table-cell office:value-type="float" office:value="0.5997" calcext:value-type="float">
            <text:p>0.5997</text:p>
          </table:table-cell>
          <table:table-cell office:value-type="string" calcext:value-type="string">
            <text:p>match466</text:p>
          </table:table-cell>
          <table:table-cell office:value-type="string" calcext:value-type="string">
            <text:p>NLLKFMVHISSINLTTALGS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SD:</text:p>
          </table:table-cell>
          <table:table-cell office:value-type="float" office:value="0.4636" calcext:value-type="float">
            <text:p>0.4636</text:p>
          </table:table-cell>
          <table:table-cell office:value-type="string" calcext:value-type="string">
            <text:p>match49</text:p>
          </table:table-cell>
          <table:table-cell office:value-type="string" calcext:value-type="string">
            <text:p>FLYSKYNFSLSSTEKSNIEFA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SD:</text:p>
          </table:table-cell>
          <table:table-cell office:value-type="float" office:value="0.4887" calcext:value-type="float">
            <text:p>0.4887</text:p>
          </table:table-cell>
          <table:table-cell office:value-type="string" calcext:value-type="string">
            <text:p>match71</text:p>
          </table:table-cell>
          <table:table-cell office:value-type="string" calcext:value-type="string">
            <text:p>HLLSVLKHPASLEFNANITTL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SD: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match128</text:p>
          </table:table-cell>
          <table:table-cell office:value-type="string" calcext:value-type="string">
            <text:p>NLNTLLKNRGAFEFASTIRGM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SD:</text:p>
          </table:table-cell>
          <table:table-cell office:value-type="float" office:value="0.5194" calcext:value-type="float">
            <text:p>0.5194</text:p>
          </table:table-cell>
          <table:table-cell office:value-type="string" calcext:value-type="string">
            <text:p>match131</text:p>
          </table:table-cell>
          <table:table-cell office:value-type="string" calcext:value-type="string">
            <text:p>HKLRVYEMTDNPVAREMIGYL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SD:</text:p>
          </table:table-cell>
          <table:table-cell office:value-type="float" office:value="0.5533" calcext:value-type="float">
            <text:p>0.5533</text:p>
          </table:table-cell>
          <table:table-cell office:value-type="string" calcext:value-type="string">
            <text:p>match232</text:p>
          </table:table-cell>
          <table:table-cell office:value-type="string" calcext:value-type="string">
            <text:p>KLFSLLKKSEAIPLTNEIAKAF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SD:</text:p>
          </table:table-cell>
          <table:table-cell office:value-type="float" office:value="0.5673" calcext:value-type="float">
            <text:p>0.5673</text:p>
          </table:table-cell>
          <table:table-cell office:value-type="string" calcext:value-type="string">
            <text:p>match288</text:p>
          </table:table-cell>
          <table:table-cell office:value-type="string" calcext:value-type="string">
            <text:p>VLVRDATANDSRTPSIDTLDD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SD:</text:p>
          </table:table-cell>
          <table:table-cell office:value-type="float" office:value="0.5712" calcext:value-type="float">
            <text:p>0.5712</text:p>
          </table:table-cell>
          <table:table-cell office:value-type="string" calcext:value-type="string">
            <text:p>match310</text:p>
          </table:table-cell>
          <table:table-cell office:value-type="string" calcext:value-type="string">
            <text:p>ELKSIRATITDEIALHNINKNI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SD:</text:p>
          </table:table-cell>
          <table:table-cell office:value-type="float" office:value="0.5873" calcext:value-type="float">
            <text:p>0.5873</text:p>
          </table:table-cell>
          <table:table-cell office:value-type="string" calcext:value-type="string">
            <text:p>match392</text:p>
          </table:table-cell>
          <table:table-cell office:value-type="string" calcext:value-type="string">
            <text:p>FLLRLIEIHPDDEVIYSGTGF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SD:</text:p>
          </table:table-cell>
          <table:table-cell office:value-type="float" office:value="0.5988" calcext:value-type="float">
            <text:p>0.5988</text:p>
          </table:table-cell>
          <table:table-cell office:value-type="string" calcext:value-type="string">
            <text:p>match459</text:p>
          </table:table-cell>
          <table:table-cell office:value-type="string" calcext:value-type="string">
            <text:p>TILKLSVGVIPHRLRACIFYV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SD:</text:p>
          </table:table-cell>
          <table:table-cell office:value-type="float" office:value="0.5992" calcext:value-type="float">
            <text:p>0.5992</text:p>
          </table:table-cell>
          <table:table-cell office:value-type="string" calcext:value-type="string">
            <text:p>match463</text:p>
          </table:table-cell>
          <table:table-cell office:value-type="string" calcext:value-type="string">
            <text:p>LYAKTLATTKDERMREEILGV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MSD:</text:p>
          </table:table-cell>
          <table:table-cell office:value-type="float" office:value="0.5064" calcext:value-type="float">
            <text:p>0.5064</text:p>
          </table:table-cell>
          <table:table-cell office:value-type="string" calcext:value-type="string">
            <text:p>match101</text:p>
          </table:table-cell>
          <table:table-cell office:value-type="string" calcext:value-type="string">
            <text:p>SLVSAMENGTLPLENSLSAYRRG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MSD: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match221</text:p>
          </table:table-cell>
          <table:table-cell office:value-type="string" calcext:value-type="string">
            <text:p>FLGEKASAGLLGAHAAAITAYA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MSD:</text:p>
          </table:table-cell>
          <table:table-cell office:value-type="float" office:value="0.5541" calcext:value-type="float">
            <text:p>0.5541</text:p>
          </table:table-cell>
          <table:table-cell office:value-type="string" calcext:value-type="string">
            <text:p>match232</text:p>
          </table:table-cell>
          <table:table-cell office:value-type="string" calcext:value-type="string">
            <text:p>VLKNHFEKSDKENWGWNIVEFY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MSD:</text:p>
          </table:table-cell>
          <table:table-cell office:value-type="float" office:value="0.5559" calcext:value-type="float">
            <text:p>0.5559</text:p>
          </table:table-cell>
          <table:table-cell office:value-type="string" calcext:value-type="string">
            <text:p>match240</text:p>
          </table:table-cell>
          <table:table-cell office:value-type="string" calcext:value-type="string">
            <text:p>LFGGIIEKGLVTYMALGLALRYV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MSD:</text:p>
          </table:table-cell>
          <table:table-cell office:value-type="float" office:value="0.5624" calcext:value-type="float">
            <text:p>0.5624</text:p>
          </table:table-cell>
          <table:table-cell office:value-type="string" calcext:value-type="string">
            <text:p>match265</text:p>
          </table:table-cell>
          <table:table-cell office:value-type="string" calcext:value-type="string">
            <text:p>AKMDELWNKLSSKEDASALIEE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MSD:</text:p>
          </table:table-cell>
          <table:table-cell office:value-type="float" office:value="0.5729" calcext:value-type="float">
            <text:p>0.5729</text:p>
          </table:table-cell>
          <table:table-cell office:value-type="string" calcext:value-type="string">
            <text:p>match318</text:p>
          </table:table-cell>
          <table:table-cell office:value-type="string" calcext:value-type="string">
            <text:p>RLRNILHESEIDKRVNYMIEVMF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MSD: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match463</text:p>
          </table:table-cell>
          <table:table-cell office:value-type="string" calcext:value-type="string">
            <text:p>VLTEAVKNSDLPSGYDHLCNFVM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SD: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match150</text:p>
          </table:table-cell>
          <table:table-cell office:value-type="string" calcext:value-type="string">
            <text:p>ILMIIDLSLPGKSESSNSFYDGMA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SD:</text:p>
          </table:table-cell>
          <table:table-cell office:value-type="float" office:value="0.5739" calcext:value-type="float">
            <text:p>0.5739</text:p>
          </table:table-cell>
          <table:table-cell office:value-type="string" calcext:value-type="string">
            <text:p>match322</text:p>
          </table:table-cell>
          <table:table-cell office:value-type="string" calcext:value-type="string">
            <text:p>LLRDGFLLNEDLSSMGRLLLLEI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MSD:</text:p>
          </table:table-cell>
          <table:table-cell office:value-type="float" office:value="0.4947" calcext:value-type="float">
            <text:p>0.4947</text:p>
          </table:table-cell>
          <table:table-cell office:value-type="string" calcext:value-type="string">
            <text:p>match79</text:p>
          </table:table-cell>
          <table:table-cell office:value-type="string" calcext:value-type="string">
            <text:p>TTAYALLSFVMAEKYTDGIPVMNW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MSD: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match83</text:p>
          </table:table-cell>
          <table:table-cell office:value-type="string" calcext:value-type="string">
            <text:p>ATSYALLALLLLKDFDSVPPVVRW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MSD:</text:p>
          </table:table-cell>
          <table:table-cell office:value-type="float" office:value="0.5172" calcext:value-type="float">
            <text:p>0.5172</text:p>
          </table:table-cell>
          <table:table-cell office:value-type="string" calcext:value-type="string">
            <text:p>match126</text:p>
          </table:table-cell>
          <table:table-cell office:value-type="string" calcext:value-type="string">
            <text:p>IVLDYLSGLDPTNDPIPFIWTNYY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MSD:</text:p>
          </table:table-cell>
          <table:table-cell office:value-type="float" office:value="0.5316" calcext:value-type="float">
            <text:p>0.5316</text:p>
          </table:table-cell>
          <table:table-cell office:value-type="string" calcext:value-type="string">
            <text:p>match153</text:p>
          </table:table-cell>
          <table:table-cell office:value-type="string" calcext:value-type="string">
            <text:p>NLVHNAEKGNYDNDLAALVATGREM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MSD:</text:p>
          </table:table-cell>
          <table:table-cell office:value-type="float" office:value="0.5365" calcext:value-type="float">
            <text:p>0.5365</text:p>
          </table:table-cell>
          <table:table-cell office:value-type="string" calcext:value-type="string">
            <text:p>match173</text:p>
          </table:table-cell>
          <table:table-cell office:value-type="string" calcext:value-type="string">
            <text:p>ATSYALLALLNLKDFDFVPPVVRW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MSD:</text:p>
          </table:table-cell>
          <table:table-cell office:value-type="float" office:value="0.5917" calcext:value-type="float">
            <text:p>0.5917</text:p>
          </table:table-cell>
          <table:table-cell office:value-type="string" calcext:value-type="string">
            <text:p>match409</text:p>
          </table:table-cell>
          <table:table-cell office:value-type="string" calcext:value-type="string">
            <text:p>WLYTDVTERLAASDFATLPEAHACT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MSD:</text:p>
          </table:table-cell>
          <table:table-cell office:value-type="float" office:value="0.5993" calcext:value-type="float">
            <text:p>0.5993</text:p>
          </table:table-cell>
          <table:table-cell office:value-type="string" calcext:value-type="string">
            <text:p>match464</text:p>
          </table:table-cell>
          <table:table-cell office:value-type="string" calcext:value-type="string">
            <text:p>ALNKINNEGVGIYDKNFIKSIELIK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MSD: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match65</text:p>
          </table:table-cell>
          <table:table-cell office:value-type="string" calcext:value-type="string">
            <text:p>KIMAALSNLNDSRSSNILIKRYLSI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MSD: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match137</text:p>
          </table:table-cell>
          <table:table-cell office:value-type="string" calcext:value-type="string">
            <text:p>DLKSTLAELEETEKEGPEIEDAKKTV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MSD:</text:p>
          </table:table-cell>
          <table:table-cell office:value-type="float" office:value="0.5378" calcext:value-type="float">
            <text:p>0.5378</text:p>
          </table:table-cell>
          <table:table-cell office:value-type="string" calcext:value-type="string">
            <text:p>match179</text:p>
          </table:table-cell>
          <table:table-cell office:value-type="string" calcext:value-type="string">
            <text:p>KAFIKFHGHVYLSKSLEKLSPLREK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MSD: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match266</text:p>
          </table:table-cell>
          <table:table-cell office:value-type="string" calcext:value-type="string">
            <text:p>VIAGINKYIYTMMSIEEINKNIAAIN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MSD:</text:p>
          </table:table-cell>
          <table:table-cell office:value-type="float" office:value="0.5805" calcext:value-type="float">
            <text:p>0.5805</text:p>
          </table:table-cell>
          <table:table-cell office:value-type="string" calcext:value-type="string">
            <text:p>match361</text:p>
          </table:table-cell>
          <table:table-cell office:value-type="string" calcext:value-type="string">
            <text:p>TTAYALLHLLLHEGKAEMADNASAW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MSD:</text:p>
          </table:table-cell>
          <table:table-cell office:value-type="float" office:value="0.5845" calcext:value-type="float">
            <text:p>0.5845</text:p>
          </table:table-cell>
          <table:table-cell office:value-type="string" calcext:value-type="string">
            <text:p>match378</text:p>
          </table:table-cell>
          <table:table-cell office:value-type="string" calcext:value-type="string">
            <text:p>DNALMLSLLEENKLLPDENYTLLNT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MSD:</text:p>
          </table:table-cell>
          <table:table-cell office:value-type="float" office:value="0.4189" calcext:value-type="float">
            <text:p>0.4189</text:p>
          </table:table-cell>
          <table:table-cell office:value-type="string" calcext:value-type="string">
            <text:p>match14</text:p>
          </table:table-cell>
          <table:table-cell office:value-type="string" calcext:value-type="string">
            <text:p>NTCWAMMGLMAVRHPDIEANERGVRC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MSD:</text:p>
          </table:table-cell>
          <table:table-cell office:value-type="float" office:value="0.4862" calcext:value-type="float">
            <text:p>0.4862</text:p>
          </table:table-cell>
          <table:table-cell office:value-type="string" calcext:value-type="string">
            <text:p>match66</text:p>
          </table:table-cell>
          <table:table-cell office:value-type="string" calcext:value-type="string">
            <text:p>VFANLFEDTENYPDVRAFSTNCLLNLF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MSD:</text:p>
          </table:table-cell>
          <table:table-cell office:value-type="float" office:value="0.5033" calcext:value-type="float">
            <text:p>0.5033</text:p>
          </table:table-cell>
          <table:table-cell office:value-type="string" calcext:value-type="string">
            <text:p>match93</text:p>
          </table:table-cell>
          <table:table-cell office:value-type="string" calcext:value-type="string">
            <text:p>RLSENLEIWKKKGELTPTNEITIKYG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MSD:</text:p>
          </table:table-cell>
          <table:table-cell office:value-type="float" office:value="0.5096" calcext:value-type="float">
            <text:p>0.5096</text:p>
          </table:table-cell>
          <table:table-cell office:value-type="string" calcext:value-type="string">
            <text:p>match108</text:p>
          </table:table-cell>
          <table:table-cell office:value-type="string" calcext:value-type="string">
            <text:p>NTAWALMALIAGGRAESEAARRGVNY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MSD:</text:p>
          </table:table-cell>
          <table:table-cell office:value-type="float" office:value="0.5122" calcext:value-type="float">
            <text:p>0.5122</text:p>
          </table:table-cell>
          <table:table-cell office:value-type="string" calcext:value-type="string">
            <text:p>match115</text:p>
          </table:table-cell>
          <table:table-cell office:value-type="string" calcext:value-type="string">
            <text:p>GLLAAHNYFTKDNPTENRIRGIINNLW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MSD: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match128</text:p>
          </table:table-cell>
          <table:table-cell office:value-type="string" calcext:value-type="string">
            <text:p>ILRKSFDFLMNMPNCDYLTLNKVVVN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MSD:</text:p>
          </table:table-cell>
          <table:table-cell office:value-type="float" office:value="0.5825" calcext:value-type="float">
            <text:p>0.5825</text:p>
          </table:table-cell>
          <table:table-cell office:value-type="string" calcext:value-type="string">
            <text:p>match372</text:p>
          </table:table-cell>
          <table:table-cell office:value-type="string" calcext:value-type="string">
            <text:p>ITDNKWGELVYDGLWFSPLKTALESFV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MSD:</text:p>
          </table:table-cell>
          <table:table-cell office:value-type="float" office:value="0.5908" calcext:value-type="float">
            <text:p>0.5908</text:p>
          </table:table-cell>
          <table:table-cell office:value-type="string" calcext:value-type="string">
            <text:p>match406</text:p>
          </table:table-cell>
          <table:table-cell office:value-type="string" calcext:value-type="string">
            <text:p>NLADDLLDLTKGTLVALRGEAWAREK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MSD:</text:p>
          </table:table-cell>
          <table:table-cell office:value-type="float" office:value="0.4415" calcext:value-type="float">
            <text:p>0.4415</text:p>
          </table:table-cell>
          <table:table-cell office:value-type="string" calcext:value-type="string">
            <text:p>match29</text:p>
          </table:table-cell>
          <table:table-cell office:value-type="string" calcext:value-type="string">
            <text:p>DTGLAVLALRAAGLPADHDRLVKAGEW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MSD:</text:p>
          </table:table-cell>
          <table:table-cell office:value-type="float" office:value="0.4496" calcext:value-type="float">
            <text:p>0.4496</text:p>
          </table:table-cell>
          <table:table-cell office:value-type="string" calcext:value-type="string">
            <text:p>match36</text:p>
          </table:table-cell>
          <table:table-cell office:value-type="string" calcext:value-type="string">
            <text:p>GLSGILSYLLLINDENYDDLKILIINF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MSD:</text:p>
          </table:table-cell>
          <table:table-cell office:value-type="float" office:value="0.4735" calcext:value-type="float">
            <text:p>0.4735</text:p>
          </table:table-cell>
          <table:table-cell office:value-type="string" calcext:value-type="string">
            <text:p>match55</text:p>
          </table:table-cell>
          <table:table-cell office:value-type="string" calcext:value-type="string">
            <text:p>AIINALNESGRTYTANDMKGIETFTEV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MSD:</text:p>
          </table:table-cell>
          <table:table-cell office:value-type="float" office:value="0.5154" calcext:value-type="float">
            <text:p>0.5154</text:p>
          </table:table-cell>
          <table:table-cell office:value-type="string" calcext:value-type="string">
            <text:p>match121</text:p>
          </table:table-cell>
          <table:table-cell office:value-type="string" calcext:value-type="string">
            <text:p>VTAHVLECFGSFGYDDAWKVIRRAVEY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MSD:</text:p>
          </table:table-cell>
          <table:table-cell office:value-type="float" office:value="0.5383" calcext:value-type="float">
            <text:p>0.5383</text:p>
          </table:table-cell>
          <table:table-cell office:value-type="string" calcext:value-type="string">
            <text:p>match181</text:p>
          </table:table-cell>
          <table:table-cell office:value-type="string" calcext:value-type="string">
            <text:p>GMNALLDKITLERTENSEVRKAILHTRI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MSD:</text:p>
          </table:table-cell>
          <table:table-cell office:value-type="float" office:value="0.5481" calcext:value-type="float">
            <text:p>0.5481</text:p>
          </table:table-cell>
          <table:table-cell office:value-type="string" calcext:value-type="string">
            <text:p>match210</text:p>
          </table:table-cell>
          <table:table-cell office:value-type="string" calcext:value-type="string">
            <text:p>HTLKHFEHVRMVDPKKAANIRSNVMTH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MSD:</text:p>
          </table:table-cell>
          <table:table-cell office:value-type="float" office:value="0.5668" calcext:value-type="float">
            <text:p>0.5668</text:p>
          </table:table-cell>
          <table:table-cell office:value-type="string" calcext:value-type="string">
            <text:p>match283</text:p>
          </table:table-cell>
          <table:table-cell office:value-type="string" calcext:value-type="string">
            <text:p>TTIEAYVALKYIGMSRDEEPMNKALRFI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MSD: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match362</text:p>
          </table:table-cell>
          <table:table-cell office:value-type="string" calcext:value-type="string">
            <text:p>RIEASVVIWKRKSLEKRELFEERAETI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MSD:</text:p>
          </table:table-cell>
          <table:table-cell office:value-type="float" office:value="0.5953" calcext:value-type="float">
            <text:p>0.5953</text:p>
          </table:table-cell>
          <table:table-cell office:value-type="string" calcext:value-type="string">
            <text:p>match438</text:p>
          </table:table-cell>
          <table:table-cell office:value-type="string" calcext:value-type="string">
            <text:p>GTGAVVSALKAVGIDTREPYINKALDWV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MSD:</text:p>
          </table:table-cell>
          <table:table-cell office:value-type="float" office:value="0.4955" calcext:value-type="float">
            <text:p>0.4955</text:p>
          </table:table-cell>
          <table:table-cell office:value-type="string" calcext:value-type="string">
            <text:p>match80</text:p>
          </table:table-cell>
          <table:table-cell office:value-type="string" calcext:value-type="string">
            <text:p>IANNKLNTALSSFAVISEKVANSFINEA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MSD:</text:p>
          </table:table-cell>
          <table:table-cell office:value-type="float" office:value="0.5147" calcext:value-type="float">
            <text:p>0.5147</text:p>
          </table:table-cell>
          <table:table-cell office:value-type="string" calcext:value-type="string">
            <text:p>match120</text:p>
          </table:table-cell>
          <table:table-cell office:value-type="string" calcext:value-type="string">
            <text:p>IISALKSFLDHEKGKEIAKNLDTIYTII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MSD:</text:p>
          </table:table-cell>
          <table:table-cell office:value-type="float" office:value="0.5619" calcext:value-type="float">
            <text:p>0.5619</text:p>
          </table:table-cell>
          <table:table-cell office:value-type="string" calcext:value-type="string">
            <text:p>match263</text:p>
          </table:table-cell>
          <table:table-cell office:value-type="string" calcext:value-type="string">
            <text:p>KLDDMLEDINSREENSEFHGILTHLENLI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MSD:</text:p>
          </table:table-cell>
          <table:table-cell office:value-type="float" office:value="0.5991" calcext:value-type="float">
            <text:p>0.5991</text:p>
          </table:table-cell>
          <table:table-cell office:value-type="string" calcext:value-type="string">
            <text:p>match463</text:p>
          </table:table-cell>
          <table:table-cell office:value-type="string" calcext:value-type="string">
            <text:p>YISSLKERLNTHNSDTDLVEEIMRCEFL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MSD:</text:p>
          </table:table-cell>
          <table:table-cell office:value-type="float" office:value="0.5993" calcext:value-type="float">
            <text:p>0.5993</text:p>
          </table:table-cell>
          <table:table-cell office:value-type="string" calcext:value-type="string">
            <text:p>match464</text:p>
          </table:table-cell>
          <table:table-cell office:value-type="string" calcext:value-type="string">
            <text:p>NNRAERNILIDNNALGNFTANIADLDNEY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SD:</text:p>
          </table:table-cell>
          <table:table-cell office:value-type="float" office:value="0.4516" calcext:value-type="float">
            <text:p>0.4516</text:p>
          </table:table-cell>
          <table:table-cell office:value-type="string" calcext:value-type="string">
            <text:p>match37</text:p>
          </table:table-cell>
          <table:table-cell office:value-type="string" calcext:value-type="string">
            <text:p>ENYKTYRLYMNDNSYKKDNNALADKIRKEE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SD:</text:p>
          </table:table-cell>
          <table:table-cell office:value-type="float" office:value="0.4716" calcext:value-type="float">
            <text:p>0.4716</text:p>
          </table:table-cell>
          <table:table-cell office:value-type="string" calcext:value-type="string">
            <text:p>match55</text:p>
          </table:table-cell>
          <table:table-cell office:value-type="string" calcext:value-type="string">
            <text:p>LTSYVLMALLENDIAKAKHAEVINKGMTY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SD:</text:p>
          </table:table-cell>
          <table:table-cell office:value-type="float" office:value="0.5427" calcext:value-type="float">
            <text:p>0.5427</text:p>
          </table:table-cell>
          <table:table-cell office:value-type="string" calcext:value-type="string">
            <text:p>match193</text:p>
          </table:table-cell>
          <table:table-cell office:value-type="string" calcext:value-type="string">
            <text:p>LTAFVLKVLSLANENVGGSPEKLNETSNWL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SD:</text:p>
          </table:table-cell>
          <table:table-cell office:value-type="float" office:value="0.5703" calcext:value-type="float">
            <text:p>0.5703</text:p>
          </table:table-cell>
          <table:table-cell office:value-type="string" calcext:value-type="string">
            <text:p>match308</text:p>
          </table:table-cell>
          <table:table-cell office:value-type="string" calcext:value-type="string">
            <text:p>NVKSLFESSIDKISDSHLLKMIFNKVIFFE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Length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SD:</text:p>
          </table:table-cell>
          <table:table-cell office:value-type="float" office:value="0.5959" calcext:value-type="float">
            <text:p>0.5959</text:p>
          </table:table-cell>
          <table:table-cell office:value-type="string" calcext:value-type="string">
            <text:p>match440</text:p>
          </table:table-cell>
          <table:table-cell office:value-type="string" calcext:value-type="string">
            <text:p>NLLNVKYGRVSDPNGGRVNKDVEEIISMAV</text:p>
          </table:table-cell>
        </table:table-row>
      </table:table>
      <table:named-expressions/>
      <table:database-ranges>
        <table:database-range table:name="__Anonymous_Sheet_DB__0" table:target-range-address="Sheet1.A1:Sheet1.G1048576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bc_loop_ap3HtmHB.A1:bc_loop_ap3HtmHB.G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00:03:27.724282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3:15:40.605317363</meta:creation-date>
    <dc:date>2016-11-14T00:07:29.214198641</dc:date>
    <meta:editing-duration>PT4M39S</meta:editing-duration>
    <meta:editing-cycles>2</meta:editing-cycles>
    <meta:generator>LibreOffice/4.2.8.2$Linux_X86_64 LibreOffice_project/420m0$Build-2</meta:generator>
    <meta:document-statistic meta:table-count="2" meta:cell-count="455" meta:object-count="0"/>
  </office:meta>
</office:document-meta>
</file>